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01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1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wer consumptions in certain situation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in ms</text:p>
          </table:table-cell>
          <table:table-cell office:value-type="string" calcext:value-type="string">
            <text:p>Whole time took, ms</text:p>
          </table:table-cell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2">
          <table:table-cell office:value-type="string" calcext:value-type="string">
            <text:p>Full slee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table:formula="of:=[.J2]-SUM([.D3:.D5])" office:value-type="float" office:value="3550000" calcext:value-type="float">
            <text:p>3550000</text:p>
          </table:table-cell>
          <table:table-cell/>
          <table:table-cell office:value-type="string" calcext:value-type="string">
            <text:p>Wakeups every x minute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Whole time 1h in ms</text:p>
          </table:table-cell>
          <table:table-cell table:style-name="ce3" office:value-type="float" office:value="3600000" calcext:value-type="float">
            <text:p>3600000</text:p>
          </table:table-cell>
        </table:table-row>
        <table:table-row table:style-name="ro1">
          <table:table-cell office:value-type="string" calcext:value-type="string">
            <text:p>Regular lp core time update</text:p>
          </table:table-cell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table:formula="of:=(60-[.G10]*2)*[.C3]" office:value-type="float" office:value="28000" calcext:value-type="float">
            <text:p>28000</text:p>
          </table:table-cell>
          <table:table-cell/>
          <table:table-cell office:value-type="string" calcext:value-type="string">
            <text:p>Battery capacity In mAh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time update lp core</text:p>
          </table:table-cell>
          <table:table-cell office:value-type="float" office:value="2500" calcext:value-type="float">
            <text:p>2500</text:p>
          </table:table-cell>
          <table:table-cell office:value-type="float" office:value="7500" calcext:value-type="float">
            <text:p>7500</text:p>
          </table:table-cell>
          <table:table-cell table:formula="of:=[.G10]*[.C4]"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 core update</text:p>
          </table:table-cell>
          <table:table-cell office:value-type="float" office:value="16000" calcext:value-type="float">
            <text:p>16000</text:p>
          </table:table-cell>
          <table:table-cell office:value-type="float" office:value="3500" calcext:value-type="float">
            <text:p>3500</text:p>
          </table:table-cell>
          <table:table-cell table:formula="of:=[.C5]*[.G10]" office:value-type="float" office:value="7000" calcext:value-type="float">
            <text:p>70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inal power consumption in uA:</text:p>
          </table:table-cell>
          <table:table-cell table:formula="of:=ROUND([.F17]/[.J2]; 3)" office:value-type="float" office:value="106.694" calcext:value-type="float">
            <text:p>106.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life in h</text:p>
          </table:table-cell>
          <table:table-cell table:formula="of:=ROUND([.G3]/([.B8]/1000); 3)" office:value-type="float" office:value="1874.52" calcext:value-type="float">
            <text:p>1874.52</text:p>
          </table:table-cell>
          <table:table-cell table:number-columns-repeated="2"/>
          <table:table-cell office:value-type="string" calcext:value-type="string">
            <text:p>calcul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life formatted</text:p>
          </table:table-cell>
          <table:table-cell table:style-name="ce1" table:formula="of:=INT([.B9] / (24 * 30)) &amp; &quot; months, &quot; &amp; INT(MOD([.B9]; 24 * 30) / 24) &amp; &quot; days &quot; &amp; ROUND(MOD([.B9]; 24); 1) &amp; &quot; h&quot;" office:value-type="string" office:string-value="2 months, 18 days 2.5 h" calcext:value-type="string">
            <text:p>2 months, 18 days 2.5 h</text:p>
          </table:table-cell>
          <table:table-cell table:number-columns-repeated="3"/>
          <table:table-cell office:value-type="string" calcext:value-type="string">
            <text:p>wakeups in hour</text:p>
          </table:table-cell>
          <table:table-cell table:formula="of:=ROUND(60/[.G2]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uA x time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2]*[.B2]" office:value-type="float" office:value="156200000" calcext:value-type="float">
            <text:p>1562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3]*[.B3]" office:value-type="float" office:value="78400000" calcext:value-type="float">
            <text:p>784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4]*[.B4]" office:value-type="float" office:value="37500000" calcext:value-type="float">
            <text:p>375000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D5]*[.B5]" office:value-type="float" office:value="112000000" calcext:value-type="float">
            <text:p>11200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ce2" table:formula="of:=SUM([.F13:.F16])" office:value-type="float" office:value="384100000" calcext:value-type="float">
            <text:p>3841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21:01:48.690871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57:14.102480949</meta:creation-date>
    <dc:date>2024-12-20T21:02:20.172305556</dc:date>
    <meta:editing-duration>PT24M31S</meta:editing-duration>
    <meta:editing-cycles>3</meta:editing-cycles>
    <meta:generator>LibreOffice/24.2.7.2$Linux_X86_64 LibreOffice_project/420$Build-2</meta:generator>
    <meta:document-statistic meta:table-count="1" meta:cell-count="45" meta:object-count="0"/>
  </office:meta>
</office:document-meta>
</file>